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6.6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1.563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title">
      <style:graphic-properties fo:min-height="1.363cm"/>
    </style:style>
    <style:style style:name="pr7" style:family="presentation" style:parent-style-name="Обычный-title">
      <style:graphic-properties fo:min-height="1.16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Игра «змейка». Схема программы.</text:p>
          </draw:text-box>
        </draw:frame>
        <draw:frame presentation:style-name="pr2" draw:layer="layout" svg:width="25.199cm" svg:height="6.6cm" svg:x="0.8cm" svg:y="3.8cm" presentation:class="subtitle" presentation:user-transformed="true">
          <draw:text-box>
            <text:p>Реализована на JavaScript c использованием пакетов jQuery,jQuery-ui <text:s/>и технологии Ajax <text:s/>для обращения к БД 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custom-shape draw:style-name="gr2" draw:text-style-name="P1" xml:id="id7" draw:id="id7" draw:layer="layout" svg:width="5.4cm" svg:height="2.4cm" svg:x="2.2cm" svg:y="2.8cm">
          <text:p text:style-name="P1">Модел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6.2cm" svg:height="2.4cm" svg:x="16.6cm" svg:y="2.6cm">
          <text:p text:style-name="P1">Отображе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6.8cm" svg:height="2cm" svg:x="2.2cm" svg:y="6cm">
          <text:p text:style-name="P1">GameSnak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cm" svg:height="1.8cm" svg:x="2.4cm" svg:y="8.8cm">
          <text:p text:style-name="P1">Snak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.8cm" svg:height="1.8cm" svg:x="2.274cm" svg:y="11.15cm">
          <text:p text:style-name="P1">Tar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2cm" svg:height="1.8cm" svg:x="2.2cm" svg:y="13.6cm">
          <text:p text:style-name="P1">Matrix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cm" svg:height="1.6cm" svg:x="2.2cm" svg:y="16.2cm">
          <text:p text:style-name="P1">matrixCe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.2cm" svg:y1="7cm" svg:x2="2.2cm" svg:y2="14.5cm" draw:start-shape="id1" draw:start-glue-point="3" draw:end-shape="id2" svg:d="M2200 7000h-501v7500h501" svg:viewBox="0 0 502 7501">
          <text:p/>
        </draw:connector>
        <draw:connector draw:style-name="gr3" draw:text-style-name="P1" draw:layer="layout" svg:x1="1.723cm" svg:y1="9.635cm" svg:x2="2.4cm" svg:y2="9.7cm" draw:end-shape="id3" draw:end-glue-point="3" svg:d="M1723 9635h88v65h589" svg:viewBox="0 0 678 66">
          <text:p/>
        </draw:connector>
        <draw:connector draw:style-name="gr3" draw:text-style-name="P1" draw:layer="layout" svg:x1="1.698cm" svg:y1="12.006cm" svg:x2="2.274cm" svg:y2="12.05cm" draw:end-shape="id4" draw:end-glue-point="3" svg:d="M1698 12006h38v44h538" svg:viewBox="0 0 577 45">
          <text:p/>
        </draw:connector>
        <draw:connector draw:style-name="gr3" draw:text-style-name="P1" draw:layer="layout" svg:x1="4.3cm" svg:y1="15.4cm" svg:x2="4.2cm" svg:y2="16.2cm" draw:start-shape="id2" draw:start-glue-point="2" draw:end-shape="id5" draw:end-glue-point="0" svg:d="M4300 15400v401h-100v399" svg:viewBox="0 0 101 801">
          <text:p/>
        </draw:connector>
        <draw:connector draw:style-name="gr3" draw:text-style-name="P1" draw:layer="layout" svg:x1="6.4cm" svg:y1="9.7cm" svg:x2="6.2cm" svg:y2="17cm" draw:start-shape="id3" draw:start-glue-point="1" draw:end-shape="id5" draw:end-glue-point="1" svg:d="M6400 9700h502v7300h-702" svg:viewBox="0 0 703 7301">
          <text:p/>
        </draw:connector>
        <draw:connector draw:style-name="gr3" draw:text-style-name="P1" draw:layer="layout" svg:x1="6.074cm" svg:y1="12.05cm" svg:x2="7.039cm" svg:y2="12.081cm" draw:start-shape="id4" draw:start-glue-point="1" svg:d="M6074 12050h734v31h231" svg:viewBox="0 0 966 32">
          <text:p/>
        </draw:connector>
        <draw:connector draw:style-name="gr3" draw:text-style-name="P1" draw:layer="layout" svg:x1="6.4cm" svg:y1="14.5cm" svg:x2="6.939cm" svg:y2="14.552cm" draw:start-shape="id2" draw:start-glue-point="1" svg:d="M6400 14500h521v52h18" svg:viewBox="0 0 540 53">
          <text:p/>
        </draw:connector>
        <draw:custom-shape draw:style-name="gr2" draw:text-style-name="P1" xml:id="id6" draw:id="id6" draw:layer="layout" svg:width="5cm" svg:height="1.6cm" svg:x="9.6cm" svg:y="0.6cm">
          <text:p text:style-name="P1">GameParam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1cm" svg:y1="2.2cm" svg:x2="7.6cm" svg:y2="4cm" draw:start-shape="id6" draw:start-glue-point="2" draw:end-shape="id7" draw:end-glue-point="1" svg:d="M12100 2200v1800h-4500" svg:viewBox="0 0 4501 1801">
          <text:p/>
        </draw:connector>
        <draw:connector draw:style-name="gr4" draw:text-style-name="P1" draw:layer="layout" svg:x1="14.6cm" svg:y1="1.4cm" svg:x2="16.6cm" svg:y2="3.8cm" draw:start-shape="id6" draw:start-glue-point="1" draw:end-shape="id8" svg:d="M14600 1400h1001v2400h999" svg:viewBox="0 0 2001 2401">
          <text:p/>
        </draw:connector>
        <draw:custom-shape draw:style-name="gr2" draw:text-style-name="P1" xml:id="id9" draw:id="id9" draw:layer="layout" svg:width="3.6cm" svg:height="1.8cm" svg:x="3.8cm" svg:y="0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8cm" svg:y1="1.3cm" svg:x2="2.2cm" svg:y2="7cm" draw:start-shape="id9" draw:start-glue-point="6" draw:end-shape="id1" svg:d="M3800 1300c-3151 0-2351 5700-1600 5700" svg:viewBox="0 0 2280 5701">
          <text:p/>
        </draw:connector>
        <draw:custom-shape draw:style-name="gr2" draw:text-style-name="P1" xml:id="id10" draw:id="id10" draw:layer="layout" svg:width="7.2cm" svg:height="2cm" svg:x="16cm" svg:y="5.8cm">
          <text:p text:style-name="P1">Info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4.8cm" svg:height="1.4cm" svg:x="16cm" svg:y="8.6cm">
          <text:p text:style-name="P1">Enter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4.8cm" svg:height="1.4cm" svg:x="16cm" svg:y="10.6cm">
          <text:p text:style-name="P1">Setup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4.8cm" svg:height="1.4cm" svg:x="16cm" svg:y="12.8cm">
          <text:p text:style-name="P1">Statistic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1" draw:id="id11" draw:layer="layout" svg:width="4.8cm" svg:height="1.6cm" svg:x="16cm" svg:y="14.8cm">
          <text:p text:style-name="P1">Statistic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-0.699cm" svg:x1="16cm" svg:y1="6.8cm" svg:x2="16cm" svg:y2="15.6cm" draw:start-shape="id10" draw:end-shape="id11" draw:end-glue-point="3" svg:d="M16000 6800h-1200v8800h1200" svg:viewBox="0 0 1201 8801">
          <text:p/>
        </draw:connector>
        <draw:connector draw:style-name="gr3" draw:text-style-name="P1" draw:layer="layout" svg:x1="14.802cm" svg:y1="9.21cm" svg:x2="16cm" svg:y2="9.3cm" draw:end-shape="id12" draw:end-glue-point="3" svg:d="M14802 9210h349v90h849" svg:viewBox="0 0 1199 91">
          <text:p/>
        </draw:connector>
        <draw:connector draw:style-name="gr3" draw:text-style-name="P1" draw:layer="layout" svg:x1="14.777cm" svg:y1="13.703cm" svg:x2="16cm" svg:y2="13.5cm" draw:end-shape="id13" svg:d="M14777 13703h361v-203h862" svg:viewBox="0 0 1224 204">
          <text:p/>
        </draw:connector>
        <draw:connector draw:style-name="gr3" draw:text-style-name="P1" draw:layer="layout" svg:x1="14.852cm" svg:y1="11.656cm" svg:x2="16cm" svg:y2="11.3cm" draw:end-shape="id14" draw:end-glue-point="3" svg:d="M14852 11656h324v-356h824" svg:viewBox="0 0 1149 357">
          <text:p/>
        </draw:connector>
        <draw:connector draw:style-name="gr5" draw:text-style-name="P1" draw:layer="layout" svg:x1="18.4cm" svg:y1="14.2cm" svg:x2="18.4cm" svg:y2="14.8cm" draw:start-shape="id13" draw:start-glue-point="2" draw:end-shape="id11" draw:end-glue-point="0" svg:d="M18400 14200v600" svg:viewBox="0 0 1 601">
          <text:p/>
        </draw:connector>
        <draw:custom-shape draw:style-name="gr2" draw:text-style-name="P1" xml:id="id15" draw:id="id15" draw:layer="layout" svg:width="5.2cm" svg:height="1.8cm" svg:x="22cm" svg:y="17cm">
          <text:p text:style-name="P1">AjaxExecu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3.2cm" svg:y1="6.8cm" svg:x2="24.6cm" svg:y2="17cm" draw:start-shape="id10" draw:start-glue-point="1" draw:end-shape="id15" svg:d="M23200 6800h1400v10200" svg:viewBox="0 0 1401 10201">
          <text:p/>
        </draw:connector>
        <draw:connector draw:style-name="gr3" draw:text-style-name="P1" draw:layer="layout" svg:x1="20.8cm" svg:y1="9.3cm" svg:x2="24.612cm" svg:y2="9.435cm" draw:start-shape="id12" draw:start-glue-point="1" svg:d="M20800 9300h2157v135h1655" svg:viewBox="0 0 3813 136">
          <text:p/>
        </draw:connector>
        <draw:connector draw:style-name="gr3" draw:text-style-name="P1" draw:layer="layout" svg:x1="20.8cm" svg:y1="11.3cm" svg:x2="24.637cm" svg:y2="11.332cm" draw:start-shape="id14" draw:start-glue-point="1" svg:d="M20800 11300h2170v32h1667" svg:viewBox="0 0 3838 33">
          <text:p/>
        </draw:connector>
        <draw:connector draw:style-name="gr3" draw:text-style-name="P1" draw:layer="layout" svg:x1="20.8cm" svg:y1="13.5cm" svg:x2="24.587cm" svg:y2="13.528cm" draw:start-shape="id13" draw:start-glue-point="1" svg:d="M20800 13500h2145v28h1642" svg:viewBox="0 0 3788 29">
          <text:p/>
        </draw:connector>
        <draw:connector draw:style-name="gr3" draw:text-style-name="P1" draw:layer="layout" svg:x1="20.8cm" svg:y1="15.6cm" svg:x2="24.587cm" svg:y2="15.625cm" draw:start-shape="id11" draw:start-glue-point="1" svg:d="M20800 15600h2145v25h1642" svg:viewBox="0 0 3788 26">
          <text:p/>
        </draw:connector>
        <draw:custom-shape draw:style-name="gr2" draw:text-style-name="P1" xml:id="id16" draw:id="id16" draw:layer="layout" svg:width="5.2cm" svg:height="1.6cm" svg:x="15.2cm" svg:y="19cm">
          <text:p text:style-name="P1">Index.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2cm" svg:y1="17.9cm" svg:x2="20.4cm" svg:y2="19.8cm" draw:start-shape="id15" draw:start-glue-point="3" draw:end-shape="id16" svg:d="M22000 17900h-799v1900h-801" svg:viewBox="0 0 1601 1901">
          <text:p/>
        </draw:connector>
        <draw:connector draw:style-name="gr3" draw:text-style-name="P1" draw:layer="layout" draw:type="curve" svg:x1="9cm" svg:y1="7cm" svg:x2="16cm" svg:y2="6.8cm" draw:start-shape="id1" draw:start-glue-point="1" draw:end-shape="id10" svg:d="M9000 7000c5251 0 1752-200 7000-200" svg:viewBox="0 0 7001 201">
          <text:p/>
        </draw:connector>
        <draw:connector draw:style-name="gr3" draw:text-style-name="P1" draw:layer="layout" draw:type="curve" draw:line-skew="-0.076cm" svg:x1="7.4cm" svg:y1="1.3cm" svg:x2="9.6cm" svg:y2="1.4cm" draw:start-shape="id9" draw:start-glue-point="10" draw:end-shape="id6" svg:d="M7400 1300c1537 0 438 100 2200 100" svg:viewBox="0 0 2201 101">
          <text:p/>
        </draw:connector>
        <draw:custom-shape draw:style-name="gr2" draw:text-style-name="P1" xml:id="id17" draw:id="id17" draw:layer="layout" svg:width="4.4cm" svg:height="1.6cm" svg:x="8.6cm" svg:y="9cm">
          <text:p text:style-name="P1">Comma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cm" svg:y1="7cm" svg:x2="10.8cm" svg:y2="9cm" draw:start-shape="id1" draw:end-shape="id17" svg:d="M9000 7000c1200 0 1800 666 1800 2000" svg:viewBox="0 0 1801 2001">
          <text:p/>
        </draw:connector>
        <draw:custom-shape draw:style-name="gr2" draw:text-style-name="P1" xml:id="id19" draw:id="id19" draw:layer="layout" svg:width="4.2cm" svg:height="1.4cm" svg:x="8.8cm" svg:y="13.2cm">
          <text:p text:style-name="P1">TotalRa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8" draw:id="id18" draw:layer="layout" svg:width="4.6cm" svg:height="1.4cm" svg:x="8.6cm" svg:y="16.6cm">
          <text:p text:style-name="P1">Calculate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8.4cm" svg:y1="16.4cm" svg:x2="13.2cm" svg:y2="17.3cm" draw:start-shape="id11" draw:start-glue-point="2" draw:end-shape="id18" svg:d="M18400 16400c0 600-1733 900-5200 900" svg:viewBox="0 0 5201 901">
          <text:p/>
        </draw:connector>
        <draw:connector draw:style-name="gr3" draw:text-style-name="P1" draw:layer="layout" draw:type="curve" svg:x1="16cm" svg:y1="6.8cm" svg:x2="13cm" svg:y2="13.9cm" draw:start-shape="id10" draw:end-shape="id19" svg:d="M16000 6800c-2248 0-749 7100-3000 7100" svg:viewBox="0 0 3001 7101">
          <text:p/>
        </draw:connector>
        <draw:connector draw:style-name="gr3" draw:text-style-name="P1" draw:layer="layout" draw:type="curve" svg:x1="10.9cm" svg:y1="16.6cm" svg:x2="10.9cm" svg:y2="14.6cm" draw:start-shape="id18" draw:start-glue-point="0" draw:end-shape="id19" draw:end-glue-point="2" svg:d="M10900 16600v-2000" svg:viewBox="0 0 1 200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2" draw:layer="layout" svg:width="25.199cm" svg:height="1.563cm" svg:x="1.4cm" svg:y="0.837cm" presentation:class="title" presentation:user-transformed="true">
          <draw:text-box>
            <text:p text:style-name="P2"><text:span text:style-name="T1">Описание модулей</text:span>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Start . Запуск программы после загрузки document'a. Создается объект <text:s/>paramSet (класс GameParamSet) — общие параметры задачи.</text:span></text:p>
              </text:list-item>
              <text:list-item>
                <text:p text:style-name="P3"><text:span text:style-name="T2">Модель . Совокупность модулей, реализующих игру.</text:span></text:p>
              </text:list-item>
              <text:list-item>
                <text:p text:style-name="P3"><text:span text:style-name="T2">Отображение. Модули, реализующие редактирование параметров задачи и их отображение.</text:span></text:p>
              </text:list-item>
              <text:list-item>
                <text:p text:style-name="P3"><text:span text:style-name="T2">GameSnake. Контроллер задачи. </text:span></text:p>
              </text:list-item>
              <text:list-item>
                <text:p text:style-name="P3"><text:span text:style-name="T2">Snake. Объект «змейка». <text:s/></text:span></text:p>
              </text:list-item>
              <text:list-item>
                <text:p text:style-name="P3"><text:span text:style-name="T2">Target. Объект «цели».</text:span></text:p>
              </text:list-item>
              <text:list-item>
                <text:p text:style-name="P3"><text:span text:style-name="T2">MatrixArea. Область игры.</text:span></text:p>
              </text:list-item>
              <text:list-item>
                <text:p text:style-name="P3"><text:span text:style-name="T2">MatrixCell. <text:s/>Ячейка матрицы. Хранит текущее изображение.</text:span></text:p>
              </text:list-item>
              <text:list-item>
                <text:p text:style-name="P3"><text:span text:style-name="T2">Commands. Совокупность кнопок управления игрой.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<text:s text:c="2"/>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Отображение.</text:span>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Infoform. Контроллер отображения параметров задачи.</text:span></text:p>
              </text:list-item>
              <text:list-item>
                <text:p text:style-name="P3"><text:span text:style-name="T2">EnterForm. Форма авторизации. Заполнение и контроль <text:s/>login,password.</text:span></text:p>
              </text:list-item>
              <text:list-item>
                <text:p text:style-name="P3"><text:span text:style-name="T2">SetupForm. Установка параметров игры (размер поля, мах скорость,число целей, время жизни целей)</text:span></text:p>
              </text:list-item>
              <text:list-item>
                <text:p text:style-name="P3"><text:span text:style-name="T2">StatisticFilter. Параметры для запроса статистики игры(число записей, пороговые значения числа очков, шаблон имени игрока).</text:span></text:p>
              </text:list-item>
              <text:list-item>
                <text:p text:style-name="P3"><text:span text:style-name="T2">StatisticForm. <text:s/>Таблица вывода статистики.</text:span></text:p>
              </text:list-item>
              <text:list-item>
                <text:p text:style-name="P3"><text:span text:style-name="T2">CalculateForm. <text:s/>Форма для пояснения расчета интегральной оценки результата игры.</text:span></text:p>
              </text:list-item>
              <text:list-item>
                <text:p text:style-name="P3"><text:span text:style-name="T2">TotalRating. Объект для расчета интегральной оценки.</text:span></text:p>
              </text:list-item>
              <text:list-item>
                <text:p text:style-name="P3"><text:span text:style-name="T2">AjaxExecutor. Объект, обеспечивающий выполнение запросов к БД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9">
        <draw:frame presentation:style-name="pr6" draw:text-style-name="P2" draw:layer="layout" svg:width="25.199cm" svg:height="1.363cm" svg:x="1.4cm" svg:y="0.837cm" presentation:class="title" presentation:user-transformed="true">
          <draw:text-box>
            <text:p text:style-name="P2"><text:span text:style-name="T1">PHP модули на стороне сервера. <text:s text:c="2"/></text:span></text:p>
          </draw:text-box>
        </draw:frame>
        <draw:custom-shape draw:style-name="gr2" draw:text-style-name="P1" xml:id="id21" draw:id="id21" draw:layer="layout" svg:width="6.2cm" svg:height="1.6cm" svg:x="2cm" svg:y="3cm">
          <text:p text:style-name="P1">Index.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4cm" svg:height="3.8cm" svg:x="16cm" svg:y="2.6cm">
          <text:p text:style-name="P1">AjaxExecutor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6cm" svg:y1="4.5cm" svg:x2="8.2cm" svg:y2="3.8cm" draw:start-shape="id20" draw:start-glue-point="3" draw:end-shape="id21" svg:d="M16000 4500c-5848 0-1949-700-7800-700" svg:viewBox="0 0 7801 701">
          <text:p/>
        </draw:connector>
        <draw:connector draw:style-name="gr3" draw:text-style-name="P1" draw:layer="layout" draw:type="curve" draw:line-skew="-0.003cm" svg:x1="5.1cm" svg:y1="4.6cm" svg:x2="18cm" svg:y2="6.4cm" draw:start-shape="id21" draw:start-glue-point="2" draw:end-shape="id20" svg:d="M5100 4600c0 3448 12900 2548 12900 1800" svg:viewBox="0 0 12901 2493">
          <text:p/>
        </draw:connector>
        <draw:custom-shape draw:style-name="gr7" draw:text-style-name="P1" draw:layer="layout" svg:width="4.2cm" svg:height="1.6cm" svg:x="10.8cm" svg:y="7.8cm">
          <text:p text:style-name="P1">JSON-объект</text:p>
          <draw:enhanced-geometry svg:viewBox="0 0 21600 21600" draw:text-areas="800 800 20800 20800" draw:type="round-rectangular-callout" draw:modifiers="4534.92025708165 -7582.26108682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3.6cm" svg:height="1.4cm" svg:x="11.6cm" svg:y="2.4cm">
          <text:p text:style-name="P1">JS - <text:s/>объект</text:p>
          <draw:enhanced-geometry svg:viewBox="0 0 21600 21600" draw:text-areas="800 800 20800 20800" draw:type="round-rectangular-callout" draw:modifiers="5884.36545404055 29570.8779443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xml:id="id23" draw:id="id23" draw:layer="layout" svg:width="5.6cm" svg:height="1.6cm" svg:x="2cm" svg:y="7.6cm">
          <text:p text:style-name="P1">getGameAtt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5" draw:id="id25" draw:layer="layout" svg:width="5.4cm" svg:height="1.4cm" svg:x="2cm" svg:y="9.8cm">
          <text:p text:style-name="P1">getStati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6" draw:id="id26" draw:layer="layout" svg:width="5.2cm" svg:height="1.4cm" svg:x="2cm" svg:y="12cm">
          <text:p text:style-name="P1">name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7" draw:id="id27" draw:layer="layout" svg:width="5.2cm" svg:height="1.4cm" svg:x="2cm" svg:y="14cm">
          <text:p text:style-name="P1">saveResu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2" draw:id="id22" draw:layer="layout" svg:width="5.4cm" svg:height="1.6cm" svg:x="2cm" svg:y="16.4cm">
          <text:p text:style-name="P1">user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4" draw:id="id24" draw:layer="layout" draw:line-skew="-0.699cm" svg:x1="2cm" svg:y1="3.8cm" svg:x2="2cm" svg:y2="17.2cm" draw:start-shape="id21" draw:start-glue-point="3" draw:end-shape="id22" draw:end-glue-point="3" svg:d="M2000 3800h-1200v13400h1200" svg:viewBox="0 0 1201 13401">
          <text:p/>
        </draw:connector>
        <draw:connector draw:style-name="gr3" draw:text-style-name="P1" draw:layer="layout" svg:x1="0.824cm" svg:y1="8.411cm" svg:x2="2cm" svg:y2="8.4cm" draw:end-shape="id23" draw:end-glue-point="3" svg:d="M824 8411h338v-11h838" svg:viewBox="0 0 1177 12">
          <text:p/>
        </draw:connector>
        <draw:connector draw:style-name="gr3" draw:text-style-name="P1" draw:layer="layout" svg:x1="0.8cm" svg:y1="10.5cm" svg:x2="2cm" svg:y2="10.5cm" draw:start-shape="id24" draw:start-glue-point="0" draw:end-shape="id25" draw:end-glue-point="3" svg:d="M800 10500h1200" svg:viewBox="0 0 1201 1">
          <text:p/>
        </draw:connector>
        <draw:connector draw:style-name="gr3" draw:text-style-name="P1" draw:layer="layout" svg:x1="0.749cm" svg:y1="12.755cm" svg:x2="2cm" svg:y2="12.7cm" draw:end-shape="id26" draw:end-glue-point="3" svg:d="M749 12755h375v-55h876" svg:viewBox="0 0 1252 56">
          <text:p/>
        </draw:connector>
        <draw:connector draw:style-name="gr3" draw:text-style-name="P1" draw:layer="layout" svg:x1="0.749cm" svg:y1="14.701cm" svg:x2="2cm" svg:y2="14.7cm" draw:end-shape="id27" draw:end-glue-point="3" svg:d="M749 14701h375v-1h876" svg:viewBox="0 0 1252 2">
          <text:p/>
        </draw:connector>
        <draw:custom-shape draw:style-name="gr2" draw:text-style-name="P1" xml:id="id28" draw:id="id28" draw:layer="layout" svg:width="6.4cm" svg:height="1.8cm" svg:x="14cm" svg:y="12cm">
          <text:p text:style-name="P1">Db_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9" draw:id="id29" draw:layer="layout" draw:line-skew="-1.001cm" svg:x1="7.6cm" svg:y1="8.4cm" svg:x2="14cm" svg:y2="12.9cm" draw:start-shape="id23" draw:start-glue-point="1" draw:end-shape="id28" svg:d="M7600 8400h2200v4500h4200" svg:viewBox="0 0 6401 4501">
          <text:p/>
        </draw:connector>
        <draw:connector draw:style-name="gr3" draw:text-style-name="P1" draw:layer="layout" draw:line-skew="-0.901cm" svg:x1="7.4cm" svg:y1="17.2cm" svg:x2="14cm" svg:y2="12.9cm" draw:start-shape="id22" draw:start-glue-point="1" draw:end-shape="id28" draw:end-glue-point="3" svg:d="M7400 17200h2400v-4300h4200" svg:viewBox="0 0 6601 4301">
          <text:p/>
        </draw:connector>
        <draw:connector draw:style-name="gr3" draw:text-style-name="P1" draw:layer="layout" svg:x1="7.4cm" svg:y1="10.5cm" svg:x2="9.8cm" svg:y2="10.65cm" draw:start-shape="id25" draw:start-glue-point="1" draw:end-shape="id29" draw:end-glue-point="0" svg:d="M7400 10500h101v150h2299" svg:viewBox="0 0 2401 151">
          <text:p/>
        </draw:connector>
        <draw:connector draw:style-name="gr3" draw:text-style-name="P1" draw:layer="layout" svg:x1="7.2cm" svg:y1="12.7cm" svg:x2="9.91cm" svg:y2="12.13cm" draw:start-shape="id26" draw:start-glue-point="1" svg:d="M7200 12700h1606v-570h1104" svg:viewBox="0 0 2711 571">
          <text:p/>
        </draw:connector>
        <draw:connector draw:style-name="gr3" draw:text-style-name="P1" draw:layer="layout" svg:x1="7.2cm" svg:y1="14.7cm" svg:x2="9.86cm" svg:y2="14.302cm" draw:start-shape="id27" draw:start-glue-point="1" svg:d="M7200 14700h1581v-398h1079" svg:viewBox="0 0 2661 399">
          <text:p/>
        </draw:connector>
        <draw:custom-shape draw:style-name="gr2" draw:text-style-name="P1" xml:id="id30" draw:id="id30" draw:layer="layout" svg:width="3.2cm" svg:height="3cm" svg:x="15.6cm" svg:y="15.6cm">
          <text:p text:style-name="P1">БД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17.2cm" svg:y1="13.8cm" svg:x2="17.2cm" svg:y2="15.6cm" draw:start-shape="id28" draw:start-glue-point="2" draw:end-shape="id30" draw:end-glue-point="5" svg:d="M17200 13800v1800" svg:viewBox="0 0 1 1801">
          <text:p/>
        </draw:connector>
        <draw:custom-shape draw:style-name="gr2" draw:text-style-name="P1" xml:id="id31" draw:id="id31" draw:layer="layout" svg:width="4.8cm" svg:height="1.6cm" svg:x="21.2cm" svg:y="8cm">
          <text:p text:style-name="P1">sqlExec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1.2cm" svg:y1="8.8cm" svg:x2="17.2cm" svg:y2="12cm" draw:start-shape="id31" draw:start-glue-point="3" draw:end-shape="id28" svg:d="M21200 8800h-4000v3200" svg:viewBox="0 0 4001 3201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4T3">
        <draw:frame presentation:style-name="pr7" draw:text-style-name="P2" draw:layer="layout" svg:width="25.199cm" svg:height="1.163cm" svg:x="1.4cm" svg:y="0.837cm" presentation:class="title" presentation:user-transformed="true">
          <draw:text-box>
            <text:p text:style-name="P2"><text:span text:style-name="T1">Схема БД</text:span></text:p>
          </draw:text-box>
        </draw:frame>
        <draw:frame presentation:style-name="pr5" draw:layer="layout" svg:width="12.297cm" svg:height="17.8cm" svg:x="1.4cm" svg:y="2cm" presentation:class="outline" presentation:user-transformed="true">
          <draw:text-box>
            <text:list text:style-name="L2">
              <text:list-header>
                <text:p>-<text:span text:style-name="T3">- Создание схемы БД games</text:span></text:p>
              </text:list-header>
              <text:list-item>
                <text:p><text:span text:style-name="T3">-- --------------------------------------</text:span></text:p>
              </text:list-item>
              <text:list-item>
                <text:p><text:span text:style-name="T3">-- CREATE DATABASE IF NOT EXISTS games ;</text:span></text:p>
              </text:list-item>
              <text:list-item>
                <text:p><text:span text:style-name="T3">-- --------------------------------------</text:span></text:p>
              </text:list-item>
              <text:list-item>
                <text:p><text:span text:style-name="T3">-- users - список пользователей</text:span></text:p>
              </text:list-item>
              <text:list-item>
                <text:p><text:span text:style-name="T3">CREATE TABLE IF NOT EXISTS users (</text:span></text:p>
              </text:list-item>
              <text:list-item>
                <text:p><text:span text:style-name="T3"><text:s text:c="2"/></text:span><text:span text:style-name="T3">userid <text:s text:c="2"/>INTEGER NOT NULL PRIMARY KEY AUTO_INCREMENT,</text:span></text:p>
              </text:list-item>
              <text:list-item>
                <text:p><text:span text:style-name="T3"><text:s text:c="2"/></text:span><text:span text:style-name="T3">login <text:s text:c="3"/>VARCHAR(20) UNIQUE,</text:span></text:p>
              </text:list-item>
              <text:list-item>
                <text:p><text:span text:style-name="T3"><text:s text:c="2"/></text:span><text:span text:style-name="T3">password VARCHAR(40)</text:span></text:p>
              </text:list-item>
              <text:list-item>
                <text:p><text:span text:style-name="T3">);</text:span></text:p>
              </text:list-item>
              <text:list-item>
                <text:p><text:span text:style-name="T3">-- --------------------------------------</text:span></text:p>
              </text:list-item>
              <text:list-item>
                <text:p><text:span text:style-name="T3">-- games - Список игр</text:span></text:p>
              </text:list-item>
              <text:list-item>
                <text:p><text:span text:style-name="T3">CREATE TABLE IF NOT EXISTS games (</text:span></text:p>
              </text:list-item>
              <text:list-item>
                <text:p><text:span text:style-name="T3"><text:s text:c="2"/></text:span><text:span text:style-name="T3">gid <text:s text:c="7"/>INTEGER NOT NULL <text:s/>AUTO_INCREMENT PRIMARY KEY,</text:span></text:p>
              </text:list-item>
              <text:list-item>
                <text:p><text:span text:style-name="T3"><text:s text:c="2"/></text:span><text:span text:style-name="T3">gname <text:s text:c="5"/>VARCHAR(50) UNIQUE</text:span></text:p>
              </text:list-item>
              <text:list-item>
                <text:p><text:span text:style-name="T3">);</text:span></text:p>
              </text:list-item>
              <text:list-item>
                <text:p><text:span text:style-name="T3">-- --------------------------------------</text:span></text:p>
              </text:list-item>
              <text:list-item>
                <text:p><text:span text:style-name="T3">-- attributes - Список атрибутов игры</text:span></text:p>
              </text:list-item>
              <text:list-item>
                <text:p><text:span text:style-name="T3"><text:s/></text:span><text:span text:style-name="T3">CREATE TABLE IF NOT EXISTS attributes (</text:span></text:p>
              </text:list-item>
              <text:list-item>
                <text:p><text:span text:style-name="T3"><text:s text:c="2"/></text:span><text:span text:style-name="T3">attrid INTEGER NOT NULL AUTO_INCREMENT PRIMARY KEY,</text:span></text:p>
              </text:list-item>
              <text:list-item>
                <text:p><text:span text:style-name="T3"><text:s text:c="2"/></text:span><text:span text:style-name="T3">gid <text:s text:c="3"/>INTEGER REFERENCES games (gid),</text:span></text:p>
              </text:list-item>
              <text:list-item>
                <text:p><text:span text:style-name="T3"><text:s text:c="2"/></text:span><text:span text:style-name="T3">attrname <text:s/>VARCHAR (60),</text:span></text:p>
              </text:list-item>
              <text:list-item>
                <text:p><text:span text:style-name="T3"><text:s text:c="2"/></text:span><text:span text:style-name="T3">UNIQUE (gid, attrname) <text:s text:c="2"/>-- пара: <text:s/>игра-атрибут - единственная</text:span></text:p>
              </text:list-item>
              <text:list-item>
                <text:p><text:span text:style-name="T3">);</text:span></text:p>
              </text:list-item>
              <text:list-item>
                <text:p><text:span text:style-name="T3">-- --------------------------------------</text:span>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18cm" svg:x="14.313cm" svg:y="2cm" presentation:class="outline" presentation:user-transformed="true">
          <draw:text-box>
            <text:list text:style-name="L2">
              <text:list-item>
                <text:p>--<text:span text:style-name="T3"> results - результаты игры</text:span></text:p>
              </text:list-item>
              <text:list-item>
                <text:p><text:span text:style-name="T3">CREATE TABLE IF NOT EXISTS results (</text:span></text:p>
              </text:list-item>
              <text:list-item>
                <text:p><text:span text:style-name="T3"><text:s text:c="2"/></text:span><text:span text:style-name="T3">rid INTEGER NOT NULL AUTO_INCREMENT PRIMARY KEY,</text:span></text:p>
              </text:list-item>
              <text:list-item>
                <text:p><text:span text:style-name="T3"><text:s text:c="2"/></text:span><text:span text:style-name="T3">gid <text:s text:c="3"/>INTEGER REFERENCES games (gid),</text:span></text:p>
              </text:list-item>
              <text:list-item>
                <text:p><text:span text:style-name="T3"><text:s text:c="2"/></text:span><text:span text:style-name="T3">userid INTEGER <text:s text:c="25"/>-- пользователь</text:span></text:p>
              </text:list-item>
              <text:list-item>
                <text:p><text:span text:style-name="T3"><text:s text:c="9"/></text:span><text:span text:style-name="T3">REFERENCES users (userid),</text:span></text:p>
              </text:list-item>
              <text:list-item>
                <text:p><text:span text:style-name="T3"><text:s text:c="2"/></text:span><text:span text:style-name="T3">timeid BIGINT UNIQUE ,</text:span></text:p>
              </text:list-item>
              <text:list-item>
                <text:p><text:span text:style-name="T3"><text:s text:c="2"/></text:span><text:span text:style-name="T3">points INTEGER ,</text:span></text:p>
              </text:list-item>
              <text:list-item>
                <text:p><text:span text:style-name="T3"><text:s text:c="2"/></text:span><text:span text:style-name="T3">rating FLOAT</text:span></text:p>
              </text:list-item>
              <text:list-item>
                <text:p><text:span text:style-name="T3">);</text:span></text:p>
              </text:list-item>
              <text:list-item>
                <text:p><text:span text:style-name="T3"/></text:p>
              </text:list-item>
              <text:list-item>
                <text:p><text:span text:style-name="T3">-- --------------------------------------</text:span></text:p>
              </text:list-item>
              <text:list-item>
                <text:p><text:span text:style-name="T3">-- gameattr - атрибуты игры</text:span></text:p>
              </text:list-item>
              <text:list-item>
                <text:p><text:span text:style-name="T3">CREATE TABLE IF NOT EXISTS gameattr (</text:span></text:p>
              </text:list-item>
              <text:list-item>
                <text:p><text:span text:style-name="T3">id INTEGER NOT NULL AUTO_INCREMENT PRIMARY KEY,</text:span></text:p>
              </text:list-item>
              <text:list-item>
                <text:p><text:span text:style-name="T3">rid <text:s text:c="3"/>INTEGER REFERENCES results (rid),</text:span></text:p>
              </text:list-item>
              <text:list-item>
                <text:p><text:span text:style-name="T3">attrid INTEGER</text:span></text:p>
              </text:list-item>
              <text:list-item>
                <text:p><text:span text:style-name="T3"><text:s text:c="8"/></text:span><text:span text:style-name="T3">REFERENCES attributs (attrid) ON DELETE CASCADE,</text:span></text:p>
              </text:list-item>
              <text:list-item>
                <text:p><text:span text:style-name="T3">attrvalue INTEGER</text:span></text:p>
              </text:list-item>
              <text:list-item>
                <text:p><text:span text:style-name="T3">) ;</text:span></text:p>
              </text:list-item>
              <text:list-item>
                <text:p><text:span text:style-name="T3">-- <text:s/>--------------------------------------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0T21:44:49.774229077</meta:creation-date>
    <dc:date>2015-07-31T14:20:13.383031665</dc:date>
    <meta:editing-duration>PT2H46M43S</meta:editing-duration>
    <meta:editing-cycles>6</meta:editing-cycles>
    <meta:generator>LibreOffice/4.2.7.2$Linux_X86_64 LibreOffice_project/420m0$Build-2</meta:generator>
    <meta:print-date>2015-07-31T11:25:54.580920202</meta:print-date>
    <meta:document-statistic meta:object-count="115"/>
  </office:meta>
</office:document-meta>
</file>